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19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0" style:family="paragraph" style:parent-style-name="Standard" style:list-style-name="L1">
      <style:text-properties officeooo:paragraph-rsid="0016e312"/>
    </style:style>
    <style:style style:name="P21" style:family="paragraph" style:parent-style-name="Standard" style:list-style-name="L1">
      <style:text-properties style:font-name="Liberation Sans" officeooo:rsid="00162167" officeooo:paragraph-rsid="001c770f"/>
    </style:style>
    <style:style style:name="P22" style:family="paragraph" style:parent-style-name="Standard">
      <style:text-properties style:font-name="Liberation Sans" officeooo:rsid="00162167" officeooo:paragraph-rsid="001862e5"/>
    </style:style>
    <style:style style:name="P23" style:family="paragraph" style:parent-style-name="Standard" style:list-style-name="L8">
      <style:text-properties style:font-name="Liberation Sans" officeooo:rsid="00162167" officeooo:paragraph-rsid="001f5af0"/>
    </style:style>
    <style:style style:name="P24" style:family="paragraph" style:parent-style-name="Standard" style:list-style-name="L10">
      <style:text-properties style:font-name="Liberation Sans" officeooo:rsid="00162167" officeooo:paragraph-rsid="00205e7c"/>
    </style:style>
    <style:style style:name="P25" style:family="paragraph" style:parent-style-name="Standard" style:list-style-name="L11">
      <style:text-properties style:font-name="Liberation Sans" officeooo:rsid="00162167" officeooo:paragraph-rsid="00205e7c"/>
    </style:style>
    <style:style style:name="P26" style:family="paragraph" style:parent-style-name="Standard">
      <style:text-properties style:font-name="Liberation Sans" officeooo:rsid="00162167" officeooo:paragraph-rsid="00205e7c"/>
    </style:style>
    <style:style style:name="P27" style:family="paragraph" style:parent-style-name="Standard" style:list-style-name="L1">
      <style:text-properties style:font-name="Liberation Sans" officeooo:rsid="001c770f" officeooo:paragraph-rsid="001c770f"/>
    </style:style>
    <style:style style:name="P28" style:family="paragraph" style:parent-style-name="Standard" style:list-style-name="L1">
      <style:text-properties style:font-name="Liberation Sans" officeooo:rsid="001c770f" officeooo:paragraph-rsid="001d20ce"/>
    </style:style>
    <style:style style:name="P29" style:family="paragraph" style:parent-style-name="Standard" style:list-style-name="L8">
      <style:text-properties style:font-name="Liberation Sans" officeooo:rsid="001c770f" officeooo:paragraph-rsid="001c770f"/>
    </style:style>
    <style:style style:name="P30" style:family="paragraph" style:parent-style-name="Standard" style:list-style-name="L8">
      <style:text-properties style:font-name="Liberation Sans" officeooo:rsid="001c770f" officeooo:paragraph-rsid="001d20ce"/>
    </style:style>
    <style:style style:name="P31" style:family="paragraph" style:parent-style-name="Standard" style:list-style-name="L8">
      <style:text-properties style:font-name="Liberation Sans" officeooo:rsid="001c770f" officeooo:paragraph-rsid="001f5af0"/>
    </style:style>
    <style:style style:name="P32" style:family="paragraph" style:parent-style-name="Standard" style:list-style-name="L10">
      <style:text-properties style:font-name="Liberation Sans" officeooo:rsid="001c770f" officeooo:paragraph-rsid="00205e7c"/>
    </style:style>
    <style:style style:name="P33" style:family="paragraph" style:parent-style-name="Standard" style:list-style-name="L11">
      <style:text-properties style:font-name="Liberation Sans" officeooo:rsid="001c770f" officeooo:paragraph-rsid="00205e7c"/>
    </style:style>
    <style:style style:name="P34" style:family="paragraph" style:parent-style-name="Standard" style:list-style-name="L8">
      <style:text-properties style:font-name="Liberation Sans" officeooo:rsid="001d20ce" officeooo:paragraph-rsid="001d20ce"/>
    </style:style>
    <style:style style:name="P35" style:family="paragraph" style:parent-style-name="Standard" style:list-style-name="L11">
      <style:text-properties style:font-name="Liberation Sans" officeooo:rsid="001d20ce" officeooo:paragraph-rsid="00205e7c"/>
    </style:style>
    <style:style style:name="P36" style:family="paragraph" style:parent-style-name="Standard" style:list-style-name="L8">
      <style:text-properties style:font-name="Liberation Sans" officeooo:rsid="001efdd6" officeooo:paragraph-rsid="001efdd6"/>
    </style:style>
    <style:style style:name="P37" style:family="paragraph" style:parent-style-name="Standard" style:list-style-name="L11">
      <style:text-properties style:font-name="Liberation Sans" officeooo:rsid="001efdd6" officeooo:paragraph-rsid="00205e7c"/>
    </style:style>
    <style:style style:name="P38" style:family="paragraph" style:parent-style-name="Standard" style:list-style-name="L8">
      <style:text-properties style:font-name="Liberation Sans" officeooo:rsid="001f5af0" officeooo:paragraph-rsid="001f5af0"/>
    </style:style>
    <style:style style:name="P39" style:family="paragraph" style:parent-style-name="Standard" style:list-style-name="L11">
      <style:text-properties style:font-name="Liberation Sans" officeooo:rsid="001f5af0" officeooo:paragraph-rsid="00205e7c"/>
    </style:style>
    <style:style style:name="P40" style:family="paragraph" style:parent-style-name="Standard" style:list-style-name="L8">
      <style:text-properties style:font-name="Liberation Sans" officeooo:rsid="001c867b" officeooo:paragraph-rsid="001f5af0"/>
    </style:style>
    <style:style style:name="P41" style:family="paragraph" style:parent-style-name="Standard" style:list-style-name="L11">
      <style:text-properties style:font-name="Liberation Sans" officeooo:rsid="001c867b" officeooo:paragraph-rsid="00205e7c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205e7c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205e7c" style:font-size-asian="10pt" style:font-size-complex="10pt"/>
    </style:style>
    <style:style style:name="P44" style:family="paragraph" style:parent-style-name="Standard" style:list-style-name="L3">
      <style:text-properties fo:color="#000000" style:font-name="Liberation Sans" officeooo:rsid="001c6e91" officeooo:paragraph-rsid="001b230a"/>
    </style:style>
    <style:style style:name="P4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46" style:family="paragraph" style:parent-style-name="Standard" style:list-style-name="L7">
      <style:text-properties officeooo:paragraph-rsid="001c770f"/>
    </style:style>
    <style:style style:name="P47" style:family="paragraph" style:parent-style-name="Standard" style:list-style-name="L7">
      <style:text-properties officeooo:paragraph-rsid="00205e7c"/>
    </style:style>
    <style:style style:name="P48" style:family="paragraph" style:parent-style-name="Standard" style:list-style-name="L10">
      <style:text-properties officeooo:paragraph-rsid="00205e7c"/>
    </style:style>
    <style:style style:name="T1" style:family="text">
      <style:text-properties fo:color="#009933"/>
    </style:style>
    <style:style style:name="T2" style:family="text">
      <style:text-properties fo:color="#009933" officeooo:rsid="001efdd6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style:font-name="Liberation Sans" officeooo:rsid="001c770f"/>
    </style:style>
    <style:style style:name="T9" style:family="text">
      <style:text-properties style:font-name="Liberation Sans" officeooo:rsid="001862e5"/>
    </style:style>
    <style:style style:name="T10" style:family="text">
      <style:text-properties officeooo:rsid="00195aa7"/>
    </style:style>
    <style:style style:name="T11" style:family="text">
      <style:text-properties officeooo:rsid="0019f6be"/>
    </style:style>
    <style:style style:name="T12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3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4" style:family="text">
      <style:text-properties fo:color="#000000" fo:font-weight="normal" officeooo:rsid="001c770f" style:font-weight-asian="normal" style:font-weight-complex="normal"/>
    </style:style>
    <style:style style:name="T15" style:family="text">
      <style:text-properties officeooo:rsid="001e3e81"/>
    </style:style>
    <style:style style:name="T16" style:family="text">
      <style:text-properties officeooo:rsid="001c770f"/>
    </style:style>
    <style:style style:name="T17" style:family="text">
      <style:text-properties officeooo:rsid="001d20ce"/>
    </style:style>
    <style:style style:name="T18" style:family="text">
      <style:text-properties officeooo:rsid="001efdd6"/>
    </style:style>
    <style:style style:name="T19" style:family="text">
      <style:text-properties officeooo:rsid="001f5af0"/>
    </style:style>
    <style:style style:name="T20" style:family="text">
      <style:text-properties officeooo:rsid="001c867b"/>
    </style:style>
    <style:style style:name="T21" style:family="text">
      <style:text-properties officeooo:rsid="00205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6">9</text:span> – CRUD <text:span text:style-name="T16">Trabalhador</text:span></text:p>
      <text:p text:style-name="P2"/>
      <text:p text:style-name="P5">1. Objetivo</text:p>
      <text:p text:style-name="P2"/>
      <text:p text:style-name="P19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Versão</text:p>
          </table:table-cell>
          <table:table-cell table:style-name="Table1.A1" office:value-type="string">
            <text:p text:style-name="P17">Descrição</text:p>
          </table:table-cell>
          <table:table-cell table:style-name="Table1.A1" office:value-type="string">
            <text:p text:style-name="P17">Autor</text:p>
          </table:table-cell>
        </table:table-row>
        <table:table-row>
          <table:table-cell table:style-name="Table1.A2" office:value-type="string">
            <text:p text:style-name="P18">1<text:span text:style-name="T16">5</text:span>/09/2016</text:p>
          </table:table-cell>
          <table:table-cell table:style-name="Table1.B2" office:value-type="string">
            <text:p text:style-name="P18">1.0</text:p>
          </table:table-cell>
          <table:table-cell table:style-name="Table1.C2" office:value-type="string">
            <text:p text:style-name="P18">Criação do Documento</text:p>
          </table:table-cell>
          <table:table-cell table:style-name="Table1.D2" office:value-type="string">
            <text:p text:style-name="P18">Juniel Alves</text:p>
          </table:table-cell>
        </table:table-row>
      </table:table>
      <text:p text:style-name="P9"/>
      <text:p text:style-name="P5">3. Descrição</text:p>
      <text:p text:style-name="P5"><text:tab/><text:span text:style-name="T14">Existência de um campo de buscar por cpf para verificar se o funcionário já foi cadastrado no sistema, se sim, carregar os dados do mesmo.</text:span>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2162838902197085056" text:style-name="L7">
        <text:list-item>
          <text:p text:style-name="P46"><text:span text:style-name="T8">Informações Pessoais:</text:span></text:p>
        </text:list-item>
      </text:list>
      <text:list xml:id="list7348775996754645788" text:style-name="L1">
        <text:list-item>
          <text:p text:style-name="P20"><text:span text:style-name="T8">Nome</text:span><text:span text:style-name="T6"> (String, tamanho 2</text:span><text:span text:style-name="T8">60</text:span><text:span text:style-name="T6">, </text:span><text:span text:style-name="T9">Obrigatório</text:span><text:span text:style-name="T6">) ;</text:span></text:p>
        </text:list-item>
        <text:list-item>
          <text:p text:style-name="P21"><text:span text:style-name="T16">Sexo</text:span> (<text:span text:style-name="T16">Enum: Masculino, Feminino, Obrigatório</text:span>);</text:p>
        </text:list-item>
        <text:list-item>
          <text:p text:style-name="P27">Data de Nascimento (Date, Obrigatório);</text:p>
        </text:list-item>
        <text:list-item>
          <text:p text:style-name="P27">Nacionalidade(<text:span text:style-name="T3">String, tamanho </text:span>60<text:span text:style-name="T3">, Obrigatório, </text:span>Valor Default: Brasil);</text:p>
        </text:list-item>
        <text:list-item>
          <text:p text:style-name="P27">Naturalidade (Cidade, Obrigatório);</text:p>
        </text:list-item>
        <text:list-item>
          <text:p text:style-name="P27">Estado Civil(Enum:Solteiro, Casado, Divorciado, Viúvo, Separado e Companheiro /(a));</text:p>
        </text:list-item>
        <text:list-item>
          <text:p text:style-name="P27">Grau de Instrução (Grau de Instrução, Obrigatório);</text:p>
        </text:list-item>
        <text:list-item>
          <text:p text:style-name="P28">Formação Profissional <text:span text:style-name="T17">(</text:span>Formação Profissional<text:span text:style-name="T17">)</text:span>;</text:p>
        </text:list-item>
        <text:list-item>
          <text:p text:style-name="P27">Número do Conselho<text:span text:style-name="T17">(String, tamanho 60)</text:span>;</text:p>
        </text:list-item>
        <text:list-item>
          <text:p text:style-name="P28">Pai<text:span text:style-name="T17">(String, tamanho 260)</text:span>; </text:p>
        </text:list-item>
        <text:list-item>
          <text:p text:style-name="P28">Mãe<text:span text:style-name="T17">(String, tamanho 260, Obrigatório)</text:span>;</text:p>
        </text:list-item>
        <text:list-item>
          <text:p text:style-name="P27">Ativo(boolean, valor default: true, obrigatório).</text:p>
        </text:list-item>
      </text:list>
      <text:list xml:id="list7493808707553492700" text:style-name="L8">
        <text:list-item>
          <text:p text:style-name="P29">Documentos</text:p>
          <text:list>
            <text:list-item>
              <text:p text:style-name="P30">cpf <text:span text:style-name="T17">(String, tamanho 60, único por Unidade, válido)</text:span>;</text:p>
            </text:list-item>
            <text:list-item>
              <text:p text:style-name="P29">rg <text:span text:style-name="T17">(Obrigatório)</text:span>:</text:p>
              <text:list>
                <text:list-item>
                  <text:p text:style-name="P34">numero (String, tamanho 60, Obrigatório);</text:p>
                </text:list-item>
                <text:list-item>
                  <text:p text:style-name="P34">orgaoExpedidor(String, tamanho 60, Obrigatório);</text:p>
                </text:list-item>
                <text:list-item>
                  <text:p text:style-name="P34">expediçao(Date, Obrigatório);</text:p>
                </text:list-item>
              </text:list>
            </text:list-item>
            <text:list-item>
              <text:p text:style-name="P29">Carteira Trabalho <text:span text:style-name="T18">(Obrigatório)</text:span></text:p>
              <text:list>
                <text:list-item>
                  <text:p text:style-name="P36">numero <text:span text:style-name="T17">(String, tamanho 60);</text:span></text:p>
                </text:list-item>
                <text:list-item>
                  <text:p text:style-name="P36">serie <text:span text:style-name="T17">(String, tamanho 60);</text:span></text:p>
                </text:list-item>
                <text:list-item>
                  <text:p text:style-name="P36">Cidade (Cidade);</text:p>
                </text:list-item>
                <text:list-item>
                  <text:p text:style-name="P36">dataCarteira (Date);</text:p>
                </text:list-item>
                <text:list-item>
                  <text:p text:style-name="P36">pisPasep <text:span text:style-name="T17">(String, tamanho 60, </text:span>válido, <text:span text:style-name="T19">Obrigatório, único por unidade);</text:span></text:p>
                </text:list-item>
                <text:list-item>
                  <text:p text:style-name="P36">anoPis <text:span text:style-name="T17">(String, tamanho 60, Obrigatório);</text:span></text:p>
                </text:list-item>
              </text:list>
            </text:list-item>
            <text:list-item>
              <text:p text:style-name="P29"><text:soft-page-break/>Titulo Eleitoral</text:p>
              <text:list>
                <text:list-item>
                  <text:p text:style-name="P38">numero <text:span text:style-name="T17">(String, tamanho 60);</text:span></text:p>
                </text:list-item>
                <text:list-item>
                  <text:p text:style-name="P38">digito <text:span text:style-name="T17">(String, tamanho 60);</text:span></text:p>
                </text:list-item>
                <text:list-item>
                  <text:p text:style-name="P38">zona <text:span text:style-name="T17">(String, tamanho 60);</text:span></text:p>
                </text:list-item>
                <text:list-item>
                  <text:p text:style-name="P38">secao <text:span text:style-name="T17">(String, tamanho 60);</text:span></text:p>
                </text:list-item>
                <text:list-item>
                  <text:p text:style-name="P38">dataTitulo (Date);</text:p>
                </text:list-item>
              </text:list>
            </text:list-item>
          </text:list>
        </text:list-item>
        <text:list-item>
          <text:p text:style-name="P29">Endereço/Contatos</text:p>
          <text:list>
            <text:list-item>
              <text:p text:style-name="P40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3"><text:span text:style-name="T20">Endereco</text:span> (String, tamanho <text:span text:style-name="T20">260</text:span>, <text:span text:style-name="T5">Obrigatório</text:span>);</text:p>
            </text:list-item>
            <text:list-item>
              <text:p text:style-name="P23"><text:span text:style-name="T20">Bairro</text:span> (String, tamanho <text:span text:style-name="T20">60</text:span>, <text:span text:style-name="T5">Obrigatório</text:span>);</text:p>
            </text:list-item>
            <text:list-item>
              <text:p text:style-name="P23"><text:span text:style-name="T20">Complemento</text:span> (String, tamanho <text:span text:style-name="T20">260</text:span>);</text:p>
            </text:list-item>
            <text:list-item>
              <text:p text:style-name="P23"><text:span text:style-name="T20">Numero</text:span> (String, tamanho <text:span text:style-name="T20">60</text:span>, <text:span text:style-name="T5">Obrigatório</text:span>);</text:p>
            </text:list-item>
            <text:list-item>
              <text:p text:style-name="P23"><text:span text:style-name="T20">Cep</text:span> (String, tamanho <text:span text:style-name="T20">60</text:span>, <text:span text:style-name="T5">Obrigatório, Mask 99999-999</text:span>);</text:p>
            </text:list-item>
            <text:list-item>
              <text:p text:style-name="P23"><text:span text:style-name="T20">Cidade</text:span> (<text:span text:style-name="T20">Cidade</text:span>, <text:span text:style-name="T5">Obrigatório</text:span>);</text:p>
            </text:list-item>
            <text:list-item>
              <text:p text:style-name="P31">Telefone 1 <text:span text:style-name="T17">(String, tamanho 60, Mask (86) 9999-9999, Obrigatório);</text:span></text:p>
            </text:list-item>
            <text:list-item>
              <text:p text:style-name="P31">Telefone 2 <text:span text:style-name="T17">(String, tamanho 60);</text:span></text:p>
            </text:list-item>
            <text:list-item>
              <text:p text:style-name="P31">Fax <text:span text:style-name="T17">(String, tamanho 60, Mask (86) 9999-9999);</text:span></text:p>
            </text:list-item>
            <text:list-item>
              <text:p text:style-name="P31">Email <text:span text:style-name="T17">(String, tamanho 60, válido);</text:span></text:p>
            </text:list-item>
          </text:list>
        </text:list-item>
        <text:list-item>
          <text:p text:style-name="P29">Dados Funcionais</text:p>
          <text:list>
            <text:list-item>
              <text:p text:style-name="P29">Data Inclusão <text:span text:style-name="T19">(Date, data atual, Obrigatório)</text:span>;</text:p>
            </text:list-item>
            <text:list-item>
              <text:p text:style-name="P29">Unidade <text:span text:style-name="T19">(Unidade, Obrigatório)</text:span>;</text:p>
            </text:list-item>
            <text:list-item>
              <text:p text:style-name="P29">Cargo <text:span text:style-name="T19">(Cargo, Obrigatório)</text:span>;</text:p>
            </text:list-item>
            <text:list-item>
              <text:p text:style-name="P31">Categoria <text:span text:style-name="T19">(Enum: 13 - Trabalhadores Eventuais, Obrigatório) </text:span>;</text:p>
            </text:list-item>
            <text:list-item>
              <text:p text:style-name="P29">Qtd Dependentes <text:span text:style-name="T19">(Integer, Obrigatorio, Valor Default: 0)</text:span>;</text:p>
            </text:list-item>
            <text:list-item>
              <text:p text:style-name="P29">Previdência <text:span text:style-name="T19">(Enum: Inss)</text:span>;</text:p>
            </text:list-item>
            <text:list-item>
              <text:p text:style-name="P31">Carga Horária <text:span text:style-name="T19">(</text:span>Carga Horária, <text:span text:style-name="T19">Obrigatório)</text:span>;</text:p>
            </text:list-item>
            <text:list-item>
              <text:p text:style-name="P31">Ocorrência <text:span text:style-name="T19">(Enum: 00 - Sem Ocorrência | 05 - Multiplos Vinculos, Obrigatório)</text:span>;</text:p>
            </text:list-item>
          </text:list>
        </text:list-item>
      </text:list>
      <text:p text:style-name="P3"><text:span text:style-name="T6"><text:tab/></text:span><text:span text:style-name="T7">Deverá lança a seguinte mensagem: “</text:span><text:span text:style-name="T12">Operação Realizada com Sucesso</text:span><text:span text:style-name="T13">”</text:span></text:p>
      <text:p text:style-name="P10"><text:tab/><text:span text:style-name="T10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Filtro de Busca: Órgao, Unidade (Filtrada pelo Orgao), Cargo (Filtrado pelo Orgao), Pis/Pasep, Cpf e Nome; Colunas Tabela: Orgao, Unidade, Nome, Cpf, Pis/Pasep e Cargo.</text:span></text:p>
      <text:p text:style-name="P11"><text:tab/><text:span text:style-name="T10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/text:p>
      <text:p text:style-name="P26"/>
      <text:list xml:id="list92839587182630" text:continue-list="list2162838902197085056" text:style-name="L7">
        <text:list-item>
          <text:p text:style-name="P47"><text:span text:style-name="T8">Informações Pessoais:</text:span></text:p>
        </text:list-item>
      </text:list>
      <text:list xml:id="list7231391614732947167" text:style-name="L10">
        <text:list-item>
          <text:p text:style-name="P48"><text:span text:style-name="T8">Nome</text:span><text:span text:style-name="T6"> (String, tamanho 2</text:span><text:span text:style-name="T8">60</text:span><text:span text:style-name="T6">, </text:span><text:span text:style-name="T9">Obrigatório</text:span><text:span text:style-name="T6">) ;</text:span></text:p>
        </text:list-item>
        <text:list-item>
          <text:p text:style-name="P24"><text:span text:style-name="T16">Sexo</text:span> (<text:span text:style-name="T16">Enum: Masculino, Feminino, Obrigatório</text:span>);</text:p>
        </text:list-item>
        <text:list-item>
          <text:p text:style-name="P32"><text:soft-page-break/>Data de Nascimento (Date, Obrigatório);</text:p>
        </text:list-item>
        <text:list-item>
          <text:p text:style-name="P32">Nacionalidade(<text:span text:style-name="T3">String, tamanho </text:span>60<text:span text:style-name="T3">, Obrigatório, </text:span>Valor Default: Brasil);</text:p>
        </text:list-item>
        <text:list-item>
          <text:p text:style-name="P32">Naturalidade (Cidade, Obrigatório);</text:p>
        </text:list-item>
        <text:list-item>
          <text:p text:style-name="P32">Estado Civil(Enum:Solteiro, Casado, Divorciado, Viúvo, Separado e Companheiro /(a));</text:p>
        </text:list-item>
        <text:list-item>
          <text:p text:style-name="P32">Grau de Instrução (Grau de Instrução, Obrigatório);</text:p>
        </text:list-item>
        <text:list-item>
          <text:p text:style-name="P32">Formação Profissional <text:span text:style-name="T17">(</text:span>Formação Profissional<text:span text:style-name="T17">)</text:span>;</text:p>
        </text:list-item>
        <text:list-item>
          <text:p text:style-name="P32">Número do Conselho<text:span text:style-name="T17">(String, tamanho 60)</text:span>;</text:p>
        </text:list-item>
        <text:list-item>
          <text:p text:style-name="P32">Pai<text:span text:style-name="T17">(String, tamanho 260)</text:span>; </text:p>
        </text:list-item>
        <text:list-item>
          <text:p text:style-name="P32">Mãe<text:span text:style-name="T17">(String, tamanho 260, Obrigatório)</text:span>;</text:p>
        </text:list-item>
      </text:list>
      <text:list xml:id="list2777022124632649463" text:style-name="L11">
        <text:list-item>
          <text:p text:style-name="P33">Documentos</text:p>
          <text:list>
            <text:list-item>
              <text:p text:style-name="P33">cpf <text:span text:style-name="T17">(String, tamanho 60, único por Unidade, válido)</text:span>;</text:p>
            </text:list-item>
            <text:list-item>
              <text:p text:style-name="P33">rg <text:span text:style-name="T17">(Obrigatório)</text:span>:</text:p>
              <text:list>
                <text:list-item>
                  <text:p text:style-name="P35">numero (String, tamanho 60, Obrigatório);</text:p>
                </text:list-item>
                <text:list-item>
                  <text:p text:style-name="P35">orgaoExpedidor(String, tamanho 60, Obrigatório);</text:p>
                </text:list-item>
                <text:list-item>
                  <text:p text:style-name="P35">expediçao(Date, Obrigatório);</text:p>
                </text:list-item>
              </text:list>
            </text:list-item>
            <text:list-item>
              <text:p text:style-name="P33">Carteira Trabalho <text:span text:style-name="T18">(Obrigatório)</text:span></text:p>
              <text:list>
                <text:list-item>
                  <text:p text:style-name="P37">numero <text:span text:style-name="T17">(String, tamanho 60);</text:span></text:p>
                </text:list-item>
                <text:list-item>
                  <text:p text:style-name="P37">serie <text:span text:style-name="T17">(String, tamanho 60);</text:span></text:p>
                </text:list-item>
                <text:list-item>
                  <text:p text:style-name="P37">Cidade (Cidade);</text:p>
                </text:list-item>
                <text:list-item>
                  <text:p text:style-name="P37">dataCarteira (Date);</text:p>
                </text:list-item>
                <text:list-item>
                  <text:p text:style-name="P37">pisPasep <text:span text:style-name="T17">(String, tamanho 60, </text:span>válido, <text:span text:style-name="T19">Obrigatório, único por unidade);</text:span></text:p>
                </text:list-item>
                <text:list-item>
                  <text:p text:style-name="P37">anoPis <text:span text:style-name="T17">(String, tamanho 60, Obrigatório);</text:span></text:p>
                </text:list-item>
              </text:list>
            </text:list-item>
            <text:list-item>
              <text:p text:style-name="P33">Titulo Eleitoral</text:p>
              <text:list>
                <text:list-item>
                  <text:p text:style-name="P39">numero <text:span text:style-name="T17">(String, tamanho 60);</text:span></text:p>
                </text:list-item>
                <text:list-item>
                  <text:p text:style-name="P39">digito <text:span text:style-name="T17">(String, tamanho 60);</text:span></text:p>
                </text:list-item>
                <text:list-item>
                  <text:p text:style-name="P39">zona <text:span text:style-name="T17">(String, tamanho 60);</text:span></text:p>
                </text:list-item>
                <text:list-item>
                  <text:p text:style-name="P39">secao <text:span text:style-name="T17">(String, tamanho 60);</text:span></text:p>
                </text:list-item>
                <text:list-item>
                  <text:p text:style-name="P39">dataTitulo (Date);</text:p>
                </text:list-item>
              </text:list>
            </text:list-item>
          </text:list>
        </text:list-item>
        <text:list-item>
          <text:p text:style-name="P33">Endereço/Contatos</text:p>
          <text:list>
            <text:list-item>
              <text:p text:style-name="P41">Tipo<text:span text:style-name="T3"> (</text:span>Enum(Residencial, Comercial, Correspondência e Cobrança)<text:span text:style-name="T3">, Obrigatório);</text:span></text:p>
            </text:list-item>
            <text:list-item>
              <text:p text:style-name="P25"><text:span text:style-name="T20">Endereco</text:span> (String, tamanho <text:span text:style-name="T20">260</text:span>, <text:span text:style-name="T5">Obrigatório</text:span>);</text:p>
            </text:list-item>
            <text:list-item>
              <text:p text:style-name="P25"><text:span text:style-name="T20">Bairro</text:span> (String, tamanho <text:span text:style-name="T20">60</text:span>, <text:span text:style-name="T5">Obrigatório</text:span>);</text:p>
            </text:list-item>
            <text:list-item>
              <text:p text:style-name="P25"><text:span text:style-name="T20">Complemento</text:span> (String, tamanho <text:span text:style-name="T20">260</text:span>);</text:p>
            </text:list-item>
            <text:list-item>
              <text:p text:style-name="P25"><text:span text:style-name="T20">Numero</text:span> (String, tamanho <text:span text:style-name="T20">60</text:span>, <text:span text:style-name="T5">Obrigatório</text:span>);</text:p>
            </text:list-item>
            <text:list-item>
              <text:p text:style-name="P25"><text:span text:style-name="T20">Cep</text:span> (String, tamanho <text:span text:style-name="T20">60</text:span>, <text:span text:style-name="T5">Obrigatório, Mask 99999-999</text:span>);</text:p>
            </text:list-item>
            <text:list-item>
              <text:p text:style-name="P25"><text:span text:style-name="T20">Cidade</text:span> (<text:span text:style-name="T20">Cidade</text:span>, <text:span text:style-name="T5">Obrigatório</text:span>);</text:p>
            </text:list-item>
            <text:list-item>
              <text:p text:style-name="P33">Telefone 1 <text:span text:style-name="T17">(String, tamanho 60, Mask (86) 9999-9999, Obrigatório);</text:span></text:p>
            </text:list-item>
            <text:list-item>
              <text:p text:style-name="P33">Telefone 2 <text:span text:style-name="T17">(String, tamanho 60);</text:span></text:p>
            </text:list-item>
            <text:list-item>
              <text:p text:style-name="P33">Fax <text:span text:style-name="T17">(String, tamanho 60, Mask (86) 9999-9999);</text:span></text:p>
            </text:list-item>
            <text:list-item>
              <text:p text:style-name="P33">Email <text:span text:style-name="T17">(String, tamanho 60, válido);</text:span></text:p>
            </text:list-item>
          </text:list>
        </text:list-item>
        <text:list-item>
          <text:p text:style-name="P33">Dados Funcionais</text:p>
          <text:list>
            <text:list-item>
              <text:p text:style-name="P33">Data Inclusão <text:span text:style-name="T19">(Date, data atual, Obrigatório)</text:span>;</text:p>
            </text:list-item>
            <text:list-item>
              <text:p text:style-name="P33">Unidade <text:span text:style-name="T19">(Unidade, Obrigatório)</text:span>;</text:p>
            </text:list-item>
            <text:list-item>
              <text:p text:style-name="P33">Cargo <text:span text:style-name="T19">(Cargo, Obrigatório)</text:span>;</text:p>
            </text:list-item>
            <text:list-item>
              <text:p text:style-name="P33">Categoria <text:span text:style-name="T19">(Enum: 13 - Trabalhadores Eventuais, Obrigatório) </text:span>;</text:p>
            </text:list-item>
            <text:list-item>
              <text:p text:style-name="P33"><text:soft-page-break/>Qtd Dependentes <text:span text:style-name="T19">(Integer, Obrigatorio, Valor Default: 0)</text:span>;</text:p>
            </text:list-item>
            <text:list-item>
              <text:p text:style-name="P33">Previdência <text:span text:style-name="T19">(Enum: Inss)</text:span>;</text:p>
            </text:list-item>
            <text:list-item>
              <text:p text:style-name="P33">Carga Horária <text:span text:style-name="T19">(</text:span>Carga Horária, <text:span text:style-name="T19">Obrigatório)</text:span>;</text:p>
            </text:list-item>
            <text:list-item>
              <text:p text:style-name="P33">Ocorrência <text:span text:style-name="T19">(Enum: 00 - Sem Ocorrência | 05 - Multiplos Vinculos, Obrigatório)</text:span>;</text:p>
            </text:list-item>
          </text:list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Sigla e Nome (Outputext);</text:p>
      <text:p text:style-name="P15"><text:tab/>Deverá ter um botão de Sair e outro de Auditoria.</text:p>
      <text:p text:style-name="P6">3.<text:span text:style-name="T10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11">Deverá exibir a seguinte mensagem: “Confirmar a Exclusão? - {nome registro}” Sim ou Não.</text:span></text:p>
      <text:p text:style-name="P6">3.<text:span text:style-name="T10">6</text:span> – Tabela<text:span text:style-name="T5">s</text:span> Auditadas</text:p>
      <text:p text:style-name="P12"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acesso</text:span>, Campo<text:span text:style-name="T5">s</text:span>, Valor Anterior e Valor Novo.</text:p>
      <text:p text:style-name="P12"/>
      <text:p text:style-name="P7">4. Necessidades</text:p>
      <text:p text:style-name="P14">Usuário deverá ter permissão.</text:p>
      <text:p text:style-name="P14"/>
      <text:p text:style-name="P7">5. Relacionamentos</text:p>
      <text:list xml:id="list111165756126090945" text:style-name="L3">
        <text:list-item>
          <text:p text:style-name="P44">Usuário <text:span text:style-name="T15">indireto (permissão)</text:span></text:p>
        </text:list-item>
      </text:list>
      <text:p text:style-name="P9"/>
      <text:p text:style-name="P7">6. Tela</text:p>
      <text:p text:style-name="P14"/>
      <text:p text:style-name="P16">Tela01 – Cadastro/Editar de <text:span text:style-name="T21">Trabalhadores</text:span></text:p>
      <text:p text:style-name="P15"/>
      <text:p text:style-name="P15"/>
      <text:p text:style-name="P42">Tela 02 – Consultar <text:span text:style-name="T21">Trabalhadores</text:span></text:p>
      <text:p text:style-name="P14"/>
      <text:p text:style-name="P14"/>
      <text:p text:style-name="P43">Tela 03 – Visualizar <text:span text:style-name="T21">Trabalhador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efdd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3"><draw:image xlink:href="Pictures/1000020100000504000002AEA4B46570.png" xlink:type="simple" xlink:show="embed" xlink:actuate="onLoad"/></draw:frame><text:span text:style-name="MT1"><text:tab/>EF00</text:span><text:span text:style-name="MT2">9</text:span><text:span text:style-name="MT1"> – CRUD </text:span><text:span text:style-name="MT2">Trabalhador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6T09:28:37.788010000</dc:date>
    <meta:editing-duration>PT42M37S</meta:editing-duration>
    <meta:editing-cycles>8</meta:editing-cycles>
    <meta:generator>LibreOffice/4.4.2.2$MacOSX_X86_64 LibreOffice_project/c4c7d32d0d49397cad38d62472b0bc8acff48dd6</meta:generator>
    <meta:document-statistic meta:table-count="1" meta:image-count="1" meta:object-count="0" meta:page-count="4" meta:paragraph-count="147" meta:word-count="1004" meta:character-count="6703" meta:non-whitespace-character-count="5918"/>
  </office:meta>
</office:document-meta>
</file>